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4" style:family="graphic" style:parent-style-name="standard">
      <style:graphic-properties draw:fill-color="#00008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808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808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1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1cm" svg:x="0.365cm" svg:y="3.64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cm" svg:height="1cm" svg:x="0.865cm" svg:y="2.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1cm" svg:height="1cm" svg:x="2.121cm" svg:y="2.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cm" svg:height="1cm" svg:x="3.345cm" svg:y="2.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cm" svg:height="1cm" svg:x="8.865cm" svg:y="1.41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cm" svg:height="1cm" svg:x="9.365cm" svg:y="0.64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cm" svg:height="1cm" svg:x="8.865cm" svg:y="3.3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1cm" svg:height="1cm" svg:x="9.365cm" svg:y="2.6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cm" svg:height="1cm" svg:x="8.865cm" svg:y="5.41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cm" svg:height="1cm" svg:x="9.365cm" svg:y="4.64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3d:scene draw:style-name="gr5" svg:width="5.74cm" svg:height="6.043cm" svg:x="2.986cm" svg:y="0.693cm" dr3d:transform="matrix (1 0 0 0 0.939692620785931 0.342020143325607 0 -0.342020143325607 0.939692620785931 -6.4325cm 4.36394265802707cm 0.829586479790754cm)" dr3d:vrp="(0 0 17187.1428571429)" dr3d:vpn="(0 0 16757.1428571429)" dr3d:projection="perspective" dr3d:distance="0.43cm" dr3d:focal-length="10cm" dr3d:shadow-slant="0" dr3d:shade-mode="gouraud" dr3d:ambient-color="#4c4c4c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6" draw:layer="layout" svg:viewBox="3500 -7501 5861 2001" svg:d="m7103-6078v-394h-1764v972h-1839v-1593h3603v-408l2258 720-2258 703zm-3603 578zm5861-2001z"/>
          <dr3d:extrude draw:style-name="gr6" draw:layer="layout" svg:viewBox="5864 -5501 3501 1501" svg:d="m5864-4375h2625v375l876-750-876-751v376h-2625zm0 1125zm3501-1501z"/>
          <dr3d:extrude draw:style-name="gr6" draw:layer="layout" svg:viewBox="3500 -3269 5861 2001" svg:d="m7103-2691v394h-1764v-972h-1839v1593h3603v408l2258-720-2258-703zm-3603-578zm5861 2001z"/>
        </dr3d:sce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0T00:10:46</meta:creation-date>
    <dc:date>2010-04-10T00:24:15</dc:date>
    <meta:editing-duration>PT00H13M32S</meta:editing-duration>
    <meta:editing-cycles>3</meta:editing-cycles>
    <meta:generator>OpenOffice.org/3.2$Linux OpenOffice.org_project/320m12$Build-9483</meta:generator>
    <meta:document-statistic meta:object-count="14"/>
  </office:meta>
</office:document-meta>
</file>